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Georgia" svg:font-family="Georgia" style:font-family-generic="roman"/>
    <style:font-face style:name="Tahoma" svg:font-family="Tahoma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909in"/>
    </style:style>
    <style:style style:name="co2" style:family="table-column">
      <style:table-column-properties fo:break-before="auto" style:column-width="1.0791in"/>
    </style:style>
    <style:style style:name="co3" style:family="table-column">
      <style:table-column-properties fo:break-before="auto" style:column-width="0.8744in"/>
    </style:style>
    <style:style style:name="co4" style:family="table-column">
      <style:table-column-properties fo:break-before="auto" style:column-width="1.3374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5.3728in"/>
    </style:style>
    <style:style style:name="co7" style:family="table-column">
      <style:table-column-properties fo:break-before="auto" style:column-width="4.21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DejaVu 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 fo:border="0.0138in solid #000000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 fo:border="0.0138in solid #000000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 fo:border="0.0138in solid #000000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Verdan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 fo:border="0.0138in solid #000000"/>
      <style:text-properties fo:color="#000000" style:text-outline="false" style:text-line-through-style="none" style:font-name="DejaVu Sans" fo:font-size="10pt" fo:language="en" fo:country="US" fo:text-shadow="none" style:text-underline-style="none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 fo:border="0.0138in solid #000000"/>
      <style:text-properties fo:color="#000000" style:text-outline="false" style:text-line-through-style="none" style:font-name="DejaVu Sans" fo:font-size="10pt" fo:language="en" fo:country="US" fo:text-shadow="none" style:text-underline-style="none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138in solid #000000"/>
      <style:paragraph-properties fo:text-align="center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Verdan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138in solid #000000"/>
      <style:paragraph-properties fo:text-align="center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Verdan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DejaVu Sans" fo:font-size="10pt" fo:language="en" fo:country="US" fo:font-style="normal" fo:text-shadow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fo:color="#000000" style:font-name="DejaVu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DejaVu 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border="0.0138in solid #000000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Verdan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fo:color="#000000" style:text-outline="false" style:text-line-through-style="none" style:font-name="DejaVu Sans" fo:font-size="10pt" fo:language="en" fo:country="US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fo:color="#000000" style:text-outline="false" style:text-line-through-style="none" style:font-name="DejaVu Sans" fo:font-size="10pt" fo:language="en" fo:country="US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DejaVu 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text-outline="false" style:text-line-through-style="none" style:font-name="DejaVu Sans" fo:font-size="10pt" fo:language="en" fo:country="US" fo:font-style="normal" fo:text-shadow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DejaVu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ackground-color="transparent"/>
      <style:text-properties fo:color="#000000" style:font-name="DejaVu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37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Verdan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Georgi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7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fo:color="#444444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37">
      <style:table-cell-properties fo:wrap-option="wra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Verdan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7">
      <style:table-cell-properties fo:wrap-option="wra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wrap-option="wra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wrap-option="wra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37">
      <style:table-cell-properties fo:wrap-option="wrap"/>
      <style:text-properties fo:color="#444444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/>
      <style:text-properties fo:color="#000000"/>
    </style:style>
    <style:style style:name="ce39" style:family="table-cell" style:parent-style-name="Default">
      <style:table-cell-properties fo:background-color="transparent" fo:border="0.013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border="0.0138in solid #000000"/>
      <style:text-properties fo:color="#000000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Verdan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border="0.013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 fo:border="0.0138in solid #000000"/>
      <style:text-properties fo:color="#000000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border="0.0138in solid #000000"/>
      <style:text-properties fo:color="#000000" style:text-outline="false" style:text-line-through-style="none" style:font-name="Arial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Ari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border="0.0138in solid #000000"/>
      <style:paragraph-properties fo:text-align="start" fo:margin-left="0in"/>
      <style:text-properties fo:color="#000000" style:text-outline="false" style:text-line-through-styl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0pt" fo:language="en" fo:country="US" fo:font-style="normal" fo:font-weight="bold" style:font-name-asian="DejaVu Sans1" style:language-asian="en" style:country-asian="US" style:font-name-complex="Arial" style:font-size-complex="5.69999980926514pt" style:font-weight-complex="bold"/>
    </style:style>
    <style:style style:name="T2" style:family="text">
      <style:text-properties fo:color="#000099" style:font-name="Arial" fo:font-size="10pt" fo:language="en" fo:country="US" fo:font-style="normal" fo:font-weight="bold" style:font-name-asian="DejaVu Sans1" style:language-asian="en" style:country-asian="US" style:font-name-complex="Arial" style:font-size-complex="5.69999980926514pt" style:font-weight-complex="bold"/>
    </style:style>
    <style:style style:name="T3" style:family="text">
      <style:text-properties style:font-name="DejaVu Sans" style:font-name-asian="DejaVu Sans1" style:font-name-complex="Arial"/>
    </style:style>
    <style:style style:name="T4" style:family="text">
      <style:text-properties style:font-name="Liberation Serif1" fo:font-size="12pt" fo:language="en" fo:country="US" fo:font-style="normal" fo:font-weight="normal" style:language-asian="en" style:country-asian="US" style:font-size-complex="6.80000019073486pt"/>
    </style:style>
    <style:style style:name="T5" style:family="text">
      <style:text-properties style:font-name="Times New Roman" fo:font-size="10pt" fo:language="en" fo:country="US" fo:font-style="normal" fo:font-weight="normal" style:language-asian="en" style:country-asian="US" style:font-name-complex="Times New Roman" style:font-size-complex="5.69999980926514pt"/>
    </style:style>
    <style:style style:name="T6" style:family="text">
      <style:text-properties fo:color="#cc0000" style:font-name="Times New Roman" fo:font-size="10pt" fo:language="en" fo:country="US" fo:font-style="italic" fo:font-weight="normal" style:language-asian="en" style:country-asian="US" style:font-name-complex="Times New Roman" style:font-size-complex="5.69999980926514pt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12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38"/>
        <table:table-column table:style-name="co7" table:default-cell-style-name="ce38"/>
        <table:table-column table:style-name="co8" table:number-columns-repeated="1017" table:default-cell-style-name="ce38"/>
        <table:table-row table:style-name="ro1">
          <table:table-cell table:style-name="ce1"/>
          <table:table-cell table:style-name="ce13" office:value-type="string" table:number-columns-spanned="3" table:number-rows-spanned="1">
            <text:p>Dates</text:p>
          </table:table-cell>
          <table:covered-table-cell table:style-name="ce13"/>
          <table:covered-table-cell/>
          <table:table-cell table:number-columns-repeated="1020"/>
        </table:table-row>
        <table:table-row table:style-name="ro1">
          <table:table-cell table:style-name="ce2" office:value-type="string">
            <text:p>Conference</text:p>
          </table:table-cell>
          <table:table-cell table:style-name="ce14" office:value-type="string">
            <text:p>Registration</text:p>
          </table:table-cell>
          <table:table-cell table:style-name="ce14" office:value-type="string">
            <text:p>Abstracts</text:p>
          </table:table-cell>
          <table:table-cell table:style-name="ce14" office:value-type="string">
            <text:p>Paper submission</text:p>
          </table:table-cell>
          <table:table-cell table:style-name="ce14" office:value-type="string">
            <text:p>Notification</text:p>
          </table:table-cell>
          <table:table-cell table:style-name="ce39" office:value-type="string">
            <text:p>Site</text:p>
          </table:table-cell>
          <table:table-cell office:value-type="string">
            <text:p>Remark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orkshop: Morphological Complexity: Implications for Psycholinguistics</text:p>
          </table:table-cell>
          <table:table-cell table:style-name="ce15" table:number-columns-repeated="2"/>
          <table:table-cell table:style-name="ce27" office:value-type="date" office:date-value="2010-10-31">
            <text:p>10/31/10</text:p>
          </table:table-cell>
          <table:table-cell table:style-name="ce33" office:value-type="date" office:date-value="2011-01-28">
            <text:p>01/28/11</text:p>
          </table:table-cell>
          <table:table-cell table:style-name="ce40" office:value-type="string">
            <text:p><text:a xlink:href="http://www.google.com/url?q=http%3A%2F%2Fwww.morphology.surrey.ac.uk%2Findex.htm&amp;sa=D&amp;sntz=1&amp;usg=AFQjCNEN_r-7ykUwQZaTXoriCUObIe7Ucg">http</text:a><text:a xlink:href="http://www.google.com/url?q=http%3A%2F%2Fwww.morphology.surrey.ac.uk%2Findex.htm&amp;sa=D&amp;sntz=1&amp;usg=AFQjCNEN_r-7ykUwQZaTXoriCUObIe7Ucg">://</text:a><text:a xlink:href="http://www.google.com/url?q=http%3A%2F%2Fwww.morphology.surrey.ac.uk%2Findex.htm&amp;sa=D&amp;sntz=1&amp;usg=AFQjCNEN_r-7ykUwQZaTXoriCUObIe7Ucg">www</text:a><text:a xlink:href="http://www.google.com/url?q=http%3A%2F%2Fwww.morphology.surrey.ac.uk%2Findex.htm&amp;sa=D&amp;sntz=1&amp;usg=AFQjCNEN_r-7ykUwQZaTXoriCUObIe7Ucg">.</text:a><text:a xlink:href="http://www.google.com/url?q=http%3A%2F%2Fwww.morphology.surrey.ac.uk%2Findex.htm&amp;sa=D&amp;sntz=1&amp;usg=AFQjCNEN_r-7ykUwQZaTXoriCUObIe7Ucg">morphology</text:a><text:a xlink:href="http://www.google.com/url?q=http%3A%2F%2Fwww.morphology.surrey.ac.uk%2Findex.htm&amp;sa=D&amp;sntz=1&amp;usg=AFQjCNEN_r-7ykUwQZaTXoriCUObIe7Ucg">.</text:a><text:a xlink:href="http://www.google.com/url?q=http%3A%2F%2Fwww.morphology.surrey.ac.uk%2Findex.htm&amp;sa=D&amp;sntz=1&amp;usg=AFQjCNEN_r-7ykUwQZaTXoriCUObIe7Ucg">surrey</text:a><text:a xlink:href="http://www.google.com/url?q=http%3A%2F%2Fwww.morphology.surrey.ac.uk%2Findex.htm&amp;sa=D&amp;sntz=1&amp;usg=AFQjCNEN_r-7ykUwQZaTXoriCUObIe7Ucg">.</text:a><text:a xlink:href="http://www.google.com/url?q=http%3A%2F%2Fwww.morphology.surrey.ac.uk%2Findex.htm&amp;sa=D&amp;sntz=1&amp;usg=AFQjCNEN_r-7ykUwQZaTXoriCUObIe7Ucg">ac</text:a><text:a xlink:href="http://www.google.com/url?q=http%3A%2F%2Fwww.morphology.surrey.ac.uk%2Findex.htm&amp;sa=D&amp;sntz=1&amp;usg=AFQjCNEN_r-7ykUwQZaTXoriCUObIe7Ucg">.</text:a><text:a xlink:href="http://www.google.com/url?q=http%3A%2F%2Fwww.morphology.surrey.ac.uk%2Findex.htm&amp;sa=D&amp;sntz=1&amp;usg=AFQjCNEN_r-7ykUwQZaTXoriCUObIe7Ucg">uk</text:a><text:a xlink:href="http://www.google.com/url?q=http%3A%2F%2Fwww.morphology.surrey.ac.uk%2Findex.htm&amp;sa=D&amp;sntz=1&amp;usg=AFQjCNEN_r-7ykUwQZaTXoriCUObIe7Ucg">/</text:a><text:a xlink:href="http://www.google.com/url?q=http%3A%2F%2Fwww.morphology.surrey.ac.uk%2Findex.htm&amp;sa=D&amp;sntz=1&amp;usg=AFQjCNEN_r-7ykUwQZaTXoriCUObIe7Ucg">index</text:a><text:a xlink:href="http://www.google.com/url?q=http%3A%2F%2Fwww.morphology.surrey.ac.uk%2Findex.htm&amp;sa=D&amp;sntz=1&amp;usg=AFQjCNEN_r-7ykUwQZaTXoriCUObIe7Ucg">.</text:a><text:a xlink:href="http://www.google.com/url?q=http%3A%2F%2Fwww.morphology.surrey.ac.uk%2Findex.htm&amp;sa=D&amp;sntz=1&amp;usg=AFQjCNEN_r-7ykUwQZaTXoriCUObIe7Ucg">htm</text:a></text:p>
          </table:table-cell>
          <table:table-cell office:value-type="string">
            <text:p>Notification date is that of conference I did not find any other date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Corpus Linguistics 2011 (CL 2011)</text:p>
          </table:table-cell>
          <table:table-cell table:style-name="ce16"/>
          <table:table-cell table:style-name="ce27" office:value-type="date" office:date-value="2010-11-22">
            <text:p>11/22/10</text:p>
          </table:table-cell>
          <table:table-cell table:style-name="ce28" table:number-columns-repeated="2"/>
          <table:table-cell table:style-name="ce40" office:value-type="string">
            <text:p><text:a xlink:href="http://www.google.com/url?q=http%3A%2F%2Fcl2011.org.uk%2F&amp;sa=D&amp;sntz=1&amp;usg=AFQjCNHChbXmsPe0rMY1_0bqA6Gi3CP3vw">http</text:a><text:a xlink:href="http://www.google.com/url?q=http%3A%2F%2Fcl2011.org.uk%2F&amp;sa=D&amp;sntz=1&amp;usg=AFQjCNHChbXmsPe0rMY1_0bqA6Gi3CP3vw">://</text:a><text:a xlink:href="http://www.google.com/url?q=http%3A%2F%2Fcl2011.org.uk%2F&amp;sa=D&amp;sntz=1&amp;usg=AFQjCNHChbXmsPe0rMY1_0bqA6Gi3CP3vw">cl</text:a><text:a xlink:href="http://www.google.com/url?q=http%3A%2F%2Fcl2011.org.uk%2F&amp;sa=D&amp;sntz=1&amp;usg=AFQjCNHChbXmsPe0rMY1_0bqA6Gi3CP3vw">2011.</text:a><text:a xlink:href="http://www.google.com/url?q=http%3A%2F%2Fcl2011.org.uk%2F&amp;sa=D&amp;sntz=1&amp;usg=AFQjCNHChbXmsPe0rMY1_0bqA6Gi3CP3vw">org</text:a><text:a xlink:href="http://www.google.com/url?q=http%3A%2F%2Fcl2011.org.uk%2F&amp;sa=D&amp;sntz=1&amp;usg=AFQjCNHChbXmsPe0rMY1_0bqA6Gi3CP3vw">.</text:a><text:a xlink:href="http://www.google.com/url?q=http%3A%2F%2Fcl2011.org.uk%2F&amp;sa=D&amp;sntz=1&amp;usg=AFQjCNHChbXmsPe0rMY1_0bqA6Gi3CP3vw">uk</text:a><text:a xlink:href="http://www.google.com/url?q=http%3A%2F%2Fcl2011.org.uk%2F&amp;sa=D&amp;sntz=1&amp;usg=AFQjCNHChbXmsPe0rMY1_0bqA6Gi3CP3vw">/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ACL 2011</text:p>
            <text:p><text:span text:style-name="T1">(</text:span><text:span text:style-name="T2"><text:a xlink:href="http://www.google.com/url?q=http%3A%2F%2Fwww.acl2011.org%2F&amp;sa=D&amp;sntz=1&amp;usg=AFQjCNFpxfjv_MTRt7itR37YZ7MG9bm9fQ">ACL</text:a></text:span><text:span text:style-name="T2"><text:a xlink:href="http://www.google.com/url?q=http%3A%2F%2Fwww.acl2011.org%2F&amp;sa=D&amp;sntz=1&amp;usg=AFQjCNFpxfjv_MTRt7itR37YZ7MG9bm9fQ">/</text:a></text:span><text:span text:style-name="T2"><text:a xlink:href="http://www.google.com/url?q=http%3A%2F%2Fwww.acl2011.org%2F&amp;sa=D&amp;sntz=1&amp;usg=AFQjCNFpxfjv_MTRt7itR37YZ7MG9bm9fQ">HLT</text:a></text:span><text:span text:style-name="T2"> ) </text:span><text:span text:style-name="T3">The 49th Annual Meeting of the Association </text:span><text:span text:style-name="T3">for Computational Linguistics: Human Language </text:span><text:span text:style-name="T3">Technologies</text:span></text:p>
          </table:table-cell>
          <table:table-cell table:style-name="ce15" table:number-columns-repeated="2"/>
          <table:table-cell table:style-name="ce29" office:value-type="date" office:date-value="2010-12-17">
            <text:p>12/17/10</text:p>
          </table:table-cell>
          <table:table-cell table:style-name="ce34" office:value-type="date" office:date-value="2011-02-11">
            <text:p>02/11/11</text:p>
          </table:table-cell>
          <table:table-cell table:style-name="ce41" office:value-type="string">
            <text:p><text:a xlink:href="http://www.google.com/url?q=http%3A%2F%2Fwww.acl2011.org%2Findex.shtml%23dates&amp;sa=D&amp;sntz=1&amp;usg=AFQjCNGKkdnMSmdpnM0td0-2oKgSpby1HQ">http</text:a><text:a xlink:href="http://www.google.com/url?q=http%3A%2F%2Fwww.acl2011.org%2Findex.shtml%23dates&amp;sa=D&amp;sntz=1&amp;usg=AFQjCNGKkdnMSmdpnM0td0-2oKgSpby1HQ">://</text:a><text:a xlink:href="http://www.google.com/url?q=http%3A%2F%2Fwww.acl2011.org%2Findex.shtml%23dates&amp;sa=D&amp;sntz=1&amp;usg=AFQjCNGKkdnMSmdpnM0td0-2oKgSpby1HQ">www</text:a><text:a xlink:href="http://www.google.com/url?q=http%3A%2F%2Fwww.acl2011.org%2Findex.shtml%23dates&amp;sa=D&amp;sntz=1&amp;usg=AFQjCNGKkdnMSmdpnM0td0-2oKgSpby1HQ">.</text:a><text:a xlink:href="http://www.google.com/url?q=http%3A%2F%2Fwww.acl2011.org%2Findex.shtml%23dates&amp;sa=D&amp;sntz=1&amp;usg=AFQjCNGKkdnMSmdpnM0td0-2oKgSpby1HQ">acl</text:a><text:a xlink:href="http://www.google.com/url?q=http%3A%2F%2Fwww.acl2011.org%2Findex.shtml%23dates&amp;sa=D&amp;sntz=1&amp;usg=AFQjCNGKkdnMSmdpnM0td0-2oKgSpby1HQ">2011.</text:a><text:a xlink:href="http://www.google.com/url?q=http%3A%2F%2Fwww.acl2011.org%2Findex.shtml%23dates&amp;sa=D&amp;sntz=1&amp;usg=AFQjCNGKkdnMSmdpnM0td0-2oKgSpby1HQ">org</text:a><text:a xlink:href="http://www.google.com/url?q=http%3A%2F%2Fwww.acl2011.org%2Findex.shtml%23dates&amp;sa=D&amp;sntz=1&amp;usg=AFQjCNGKkdnMSmdpnM0td0-2oKgSpby1HQ">/</text:a><text:a xlink:href="http://www.google.com/url?q=http%3A%2F%2Fwww.acl2011.org%2Findex.shtml%23dates&amp;sa=D&amp;sntz=1&amp;usg=AFQjCNGKkdnMSmdpnM0td0-2oKgSpby1HQ">index</text:a><text:a xlink:href="http://www.google.com/url?q=http%3A%2F%2Fwww.acl2011.org%2Findex.shtml%23dates&amp;sa=D&amp;sntz=1&amp;usg=AFQjCNGKkdnMSmdpnM0td0-2oKgSpby1HQ">.</text:a><text:a xlink:href="http://www.google.com/url?q=http%3A%2F%2Fwww.acl2011.org%2Findex.shtml%23dates&amp;sa=D&amp;sntz=1&amp;usg=AFQjCNGKkdnMSmdpnM0td0-2oKgSpby1HQ">shtml</text:a><text:a xlink:href="http://www.google.com/url?q=http%3A%2F%2Fwww.acl2011.org%2Findex.shtml%23dates&amp;sa=D&amp;sntz=1&amp;usg=AFQjCNGKkdnMSmdpnM0td0-2oKgSpby1HQ">#</text:a><text:a xlink:href="http://www.google.com/url?q=http%3A%2F%2Fwww.acl2011.org%2Findex.shtml%23dates&amp;sa=D&amp;sntz=1&amp;usg=AFQjCNGKkdnMSmdpnM0td0-2oKgSpby1HQ">dates</text:a>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5th INTERNATIONAL CONFERENCE ON LANGUAGE AND AUTOMATA THEORY AND APPLICATIONS</text:p>
            <text:p>(LATA 2011)</text:p>
          </table:table-cell>
          <table:table-cell table:style-name="ce16" table:number-columns-repeated="2"/>
          <table:table-cell table:style-name="ce18" office:value-type="date" office:date-value="2011-01-03">
            <text:p>01/03/11</text:p>
          </table:table-cell>
          <table:table-cell table:style-name="ce35" office:value-type="date" office:date-value="2011-02-14">
            <text:p>02/14/11</text:p>
          </table:table-cell>
          <table:table-cell table:style-name="ce41" office:value-type="string">
            <text:p><text:a xlink:href="http://www.google.com/url?q=http%3A%2F%2Fgrammars.grlmc.com%2FLATA2011%2F&amp;sa=D&amp;sntz=1&amp;usg=AFQjCNFzOOukTHSVIW94F0rTlRmTBuKwcg">http</text:a><text:a xlink:href="http://www.google.com/url?q=http%3A%2F%2Fgrammars.grlmc.com%2FLATA2011%2F&amp;sa=D&amp;sntz=1&amp;usg=AFQjCNFzOOukTHSVIW94F0rTlRmTBuKwcg">://</text:a><text:a xlink:href="http://www.google.com/url?q=http%3A%2F%2Fgrammars.grlmc.com%2FLATA2011%2F&amp;sa=D&amp;sntz=1&amp;usg=AFQjCNFzOOukTHSVIW94F0rTlRmTBuKwcg">grammars</text:a><text:a xlink:href="http://www.google.com/url?q=http%3A%2F%2Fgrammars.grlmc.com%2FLATA2011%2F&amp;sa=D&amp;sntz=1&amp;usg=AFQjCNFzOOukTHSVIW94F0rTlRmTBuKwcg">.</text:a><text:a xlink:href="http://www.google.com/url?q=http%3A%2F%2Fgrammars.grlmc.com%2FLATA2011%2F&amp;sa=D&amp;sntz=1&amp;usg=AFQjCNFzOOukTHSVIW94F0rTlRmTBuKwcg">grlmc</text:a><text:a xlink:href="http://www.google.com/url?q=http%3A%2F%2Fgrammars.grlmc.com%2FLATA2011%2F&amp;sa=D&amp;sntz=1&amp;usg=AFQjCNFzOOukTHSVIW94F0rTlRmTBuKwcg">.</text:a><text:a xlink:href="http://www.google.com/url?q=http%3A%2F%2Fgrammars.grlmc.com%2FLATA2011%2F&amp;sa=D&amp;sntz=1&amp;usg=AFQjCNFzOOukTHSVIW94F0rTlRmTBuKwcg">com</text:a><text:a xlink:href="http://www.google.com/url?q=http%3A%2F%2Fgrammars.grlmc.com%2FLATA2011%2F&amp;sa=D&amp;sntz=1&amp;usg=AFQjCNFzOOukTHSVIW94F0rTlRmTBuKwcg">/</text:a><text:a xlink:href="http://www.google.com/url?q=http%3A%2F%2Fgrammars.grlmc.com%2FLATA2011%2F&amp;sa=D&amp;sntz=1&amp;usg=AFQjCNFzOOukTHSVIW94F0rTlRmTBuKwcg">LATA</text:a><text:a xlink:href="http://www.google.com/url?q=http%3A%2F%2Fgrammars.grlmc.com%2FLATA2011%2F&amp;sa=D&amp;sntz=1&amp;usg=AFQjCNFzOOukTHSVIW94F0rTlRmTBuKwcg">2011/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PRACTICAL APPLICATIONS IN LANGUAGE AND COMPUTERS (PALC 2011)</text:p>
          </table:table-cell>
          <table:table-cell table:style-name="ce16" table:number-columns-repeated="2"/>
          <table:table-cell table:style-name="ce27" office:value-type="date" office:date-value="2011-01-05">
            <text:p>01/05/11</text:p>
          </table:table-cell>
          <table:table-cell table:style-name="ce33" office:value-type="date" office:date-value="2011-02-15">
            <text:p>02/15/11</text:p>
          </table:table-cell>
          <table:table-cell table:style-name="ce41" office:value-type="string">
            <text:p><text:a xlink:href="http://www.google.com/url?q=http%3A%2F%2Fwww.ourglocal.com%2Furl%2F%3Furl%3Dhttp%3A%2F%2Fpalc.ia.uni.lodz.pl&amp;sa=D&amp;sntz=1&amp;usg=AFQjCNGLg7dA5oPCJIGAdjy5l4WCIBZ9_g">http</text:a><text:a xlink:href="http://www.google.com/url?q=http%3A%2F%2Fwww.ourglocal.com%2Furl%2F%3Furl%3Dhttp%3A%2F%2Fpalc.ia.uni.lodz.pl&amp;sa=D&amp;sntz=1&amp;usg=AFQjCNGLg7dA5oPCJIGAdjy5l4WCIBZ9_g">://</text:a><text:a xlink:href="http://www.google.com/url?q=http%3A%2F%2Fwww.ourglocal.com%2Furl%2F%3Furl%3Dhttp%3A%2F%2Fpalc.ia.uni.lodz.pl&amp;sa=D&amp;sntz=1&amp;usg=AFQjCNGLg7dA5oPCJIGAdjy5l4WCIBZ9_g">www</text:a><text:a xlink:href="http://www.google.com/url?q=http%3A%2F%2Fwww.ourglocal.com%2Furl%2F%3Furl%3Dhttp%3A%2F%2Fpalc.ia.uni.lodz.pl&amp;sa=D&amp;sntz=1&amp;usg=AFQjCNGLg7dA5oPCJIGAdjy5l4WCIBZ9_g">.</text:a><text:a xlink:href="http://www.google.com/url?q=http%3A%2F%2Fwww.ourglocal.com%2Furl%2F%3Furl%3Dhttp%3A%2F%2Fpalc.ia.uni.lodz.pl&amp;sa=D&amp;sntz=1&amp;usg=AFQjCNGLg7dA5oPCJIGAdjy5l4WCIBZ9_g">ourglocal</text:a><text:a xlink:href="http://www.google.com/url?q=http%3A%2F%2Fwww.ourglocal.com%2Furl%2F%3Furl%3Dhttp%3A%2F%2Fpalc.ia.uni.lodz.pl&amp;sa=D&amp;sntz=1&amp;usg=AFQjCNGLg7dA5oPCJIGAdjy5l4WCIBZ9_g">.</text:a><text:a xlink:href="http://www.google.com/url?q=http%3A%2F%2Fwww.ourglocal.com%2Furl%2F%3Furl%3Dhttp%3A%2F%2Fpalc.ia.uni.lodz.pl&amp;sa=D&amp;sntz=1&amp;usg=AFQjCNGLg7dA5oPCJIGAdjy5l4WCIBZ9_g">com</text:a><text:a xlink:href="http://www.google.com/url?q=http%3A%2F%2Fwww.ourglocal.com%2Furl%2F%3Furl%3Dhttp%3A%2F%2Fpalc.ia.uni.lodz.pl&amp;sa=D&amp;sntz=1&amp;usg=AFQjCNGLg7dA5oPCJIGAdjy5l4WCIBZ9_g">/</text:a><text:a xlink:href="http://www.google.com/url?q=http%3A%2F%2Fwww.ourglocal.com%2Furl%2F%3Furl%3Dhttp%3A%2F%2Fpalc.ia.uni.lodz.pl&amp;sa=D&amp;sntz=1&amp;usg=AFQjCNGLg7dA5oPCJIGAdjy5l4WCIBZ9_g">url</text:a><text:a xlink:href="http://www.google.com/url?q=http%3A%2F%2Fwww.ourglocal.com%2Furl%2F%3Furl%3Dhttp%3A%2F%2Fpalc.ia.uni.lodz.pl&amp;sa=D&amp;sntz=1&amp;usg=AFQjCNGLg7dA5oPCJIGAdjy5l4WCIBZ9_g">/?</text:a><text:a xlink:href="http://www.google.com/url?q=http%3A%2F%2Fwww.ourglocal.com%2Furl%2F%3Furl%3Dhttp%3A%2F%2Fpalc.ia.uni.lodz.pl&amp;sa=D&amp;sntz=1&amp;usg=AFQjCNGLg7dA5oPCJIGAdjy5l4WCIBZ9_g">url</text:a><text:a xlink:href="http://www.google.com/url?q=http%3A%2F%2Fwww.ourglocal.com%2Furl%2F%3Furl%3Dhttp%3A%2F%2Fpalc.ia.uni.lodz.pl&amp;sa=D&amp;sntz=1&amp;usg=AFQjCNGLg7dA5oPCJIGAdjy5l4WCIBZ9_g">=</text:a><text:a xlink:href="http://www.google.com/url?q=http%3A%2F%2Fwww.ourglocal.com%2Furl%2F%3Furl%3Dhttp%3A%2F%2Fpalc.ia.uni.lodz.pl&amp;sa=D&amp;sntz=1&amp;usg=AFQjCNGLg7dA5oPCJIGAdjy5l4WCIBZ9_g">http</text:a><text:a xlink:href="http://www.google.com/url?q=http%3A%2F%2Fwww.ourglocal.com%2Furl%2F%3Furl%3Dhttp%3A%2F%2Fpalc.ia.uni.lodz.pl&amp;sa=D&amp;sntz=1&amp;usg=AFQjCNGLg7dA5oPCJIGAdjy5l4WCIBZ9_g">://</text:a><text:a xlink:href="http://www.google.com/url?q=http%3A%2F%2Fwww.ourglocal.com%2Furl%2F%3Furl%3Dhttp%3A%2F%2Fpalc.ia.uni.lodz.pl&amp;sa=D&amp;sntz=1&amp;usg=AFQjCNGLg7dA5oPCJIGAdjy5l4WCIBZ9_g">palc</text:a><text:a xlink:href="http://www.google.com/url?q=http%3A%2F%2Fwww.ourglocal.com%2Furl%2F%3Furl%3Dhttp%3A%2F%2Fpalc.ia.uni.lodz.pl&amp;sa=D&amp;sntz=1&amp;usg=AFQjCNGLg7dA5oPCJIGAdjy5l4WCIBZ9_g">.</text:a><text:a xlink:href="http://www.google.com/url?q=http%3A%2F%2Fwww.ourglocal.com%2Furl%2F%3Furl%3Dhttp%3A%2F%2Fpalc.ia.uni.lodz.pl&amp;sa=D&amp;sntz=1&amp;usg=AFQjCNGLg7dA5oPCJIGAdjy5l4WCIBZ9_g">ia</text:a><text:a xlink:href="http://www.google.com/url?q=http%3A%2F%2Fwww.ourglocal.com%2Furl%2F%3Furl%3Dhttp%3A%2F%2Fpalc.ia.uni.lodz.pl&amp;sa=D&amp;sntz=1&amp;usg=AFQjCNGLg7dA5oPCJIGAdjy5l4WCIBZ9_g">.</text:a><text:a xlink:href="http://www.google.com/url?q=http%3A%2F%2Fwww.ourglocal.com%2Furl%2F%3Furl%3Dhttp%3A%2F%2Fpalc.ia.uni.lodz.pl&amp;sa=D&amp;sntz=1&amp;usg=AFQjCNGLg7dA5oPCJIGAdjy5l4WCIBZ9_g">uni</text:a><text:a xlink:href="http://www.google.com/url?q=http%3A%2F%2Fwww.ourglocal.com%2Furl%2F%3Furl%3Dhttp%3A%2F%2Fpalc.ia.uni.lodz.pl&amp;sa=D&amp;sntz=1&amp;usg=AFQjCNGLg7dA5oPCJIGAdjy5l4WCIBZ9_g">.</text:a><text:a xlink:href="http://www.google.com/url?q=http%3A%2F%2Fwww.ourglocal.com%2Furl%2F%3Furl%3Dhttp%3A%2F%2Fpalc.ia.uni.lodz.pl&amp;sa=D&amp;sntz=1&amp;usg=AFQjCNGLg7dA5oPCJIGAdjy5l4WCIBZ9_g">lodz</text:a><text:a xlink:href="http://www.google.com/url?q=http%3A%2F%2Fwww.ourglocal.com%2Furl%2F%3Furl%3Dhttp%3A%2F%2Fpalc.ia.uni.lodz.pl&amp;sa=D&amp;sntz=1&amp;usg=AFQjCNGLg7dA5oPCJIGAdjy5l4WCIBZ9_g">.</text:a><text:a xlink:href="http://www.google.com/url?q=http%3A%2F%2Fwww.ourglocal.com%2Furl%2F%3Furl%3Dhttp%3A%2F%2Fpalc.ia.uni.lodz.pl&amp;sa=D&amp;sntz=1&amp;usg=AFQjCNGLg7dA5oPCJIGAdjy5l4WCIBZ9_g">pl</text:a></text:p>
          </table:table-cell>
          <table:table-cell office:value-type="string">
            <text:p>check the dates, bc they are not clear, it seems the notification date is for acceptance of the 500long word abstract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IGIR 2011 - 34th Annual ACM SIGIR Conference</text:p>
            <text:p><text:a xlink:href="http://www.google.com/url?q=http%3A%2F%2Fwww.sigir.org%2F&amp;sa=D&amp;sntz=1&amp;usg=AFQjCNENIs0imiQ2hkIGKnv1dJExP2KszA">ACM</text:a><text:a xlink:href="http://www.google.com/url?q=http%3A%2F%2Fwww.sigir.org%2F&amp;sa=D&amp;sntz=1&amp;usg=AFQjCNENIs0imiQ2hkIGKnv1dJExP2KszA"> </text:a><text:a xlink:href="http://www.google.com/url?q=http%3A%2F%2Fwww.sigir.org%2F&amp;sa=D&amp;sntz=1&amp;usg=AFQjCNENIs0imiQ2hkIGKnv1dJExP2KszA">SIGIR</text:a><text:a xlink:href="http://www.google.com/url?q=http%3A%2F%2Fwww.sigir.org%2F&amp;sa=D&amp;sntz=1&amp;usg=AFQjCNENIs0imiQ2hkIGKnv1dJExP2KszA"> </text:a><text:a xlink:href="http://www.google.com/url?q=http%3A%2F%2Fwww.sigir.org%2F&amp;sa=D&amp;sntz=1&amp;usg=AFQjCNENIs0imiQ2hkIGKnv1dJExP2KszA">Special</text:a><text:a xlink:href="http://www.google.com/url?q=http%3A%2F%2Fwww.sigir.org%2F&amp;sa=D&amp;sntz=1&amp;usg=AFQjCNENIs0imiQ2hkIGKnv1dJExP2KszA"> </text:a><text:a xlink:href="http://www.google.com/url?q=http%3A%2F%2Fwww.sigir.org%2F&amp;sa=D&amp;sntz=1&amp;usg=AFQjCNENIs0imiQ2hkIGKnv1dJExP2KszA">Interest</text:a><text:a xlink:href="http://www.google.com/url?q=http%3A%2F%2Fwww.sigir.org%2F&amp;sa=D&amp;sntz=1&amp;usg=AFQjCNENIs0imiQ2hkIGKnv1dJExP2KszA"> </text:a><text:a xlink:href="http://www.google.com/url?q=http%3A%2F%2Fwww.sigir.org%2F&amp;sa=D&amp;sntz=1&amp;usg=AFQjCNENIs0imiQ2hkIGKnv1dJExP2KszA">Group</text:a><text:a xlink:href="http://www.google.com/url?q=http%3A%2F%2Fwww.sigir.org%2F&amp;sa=D&amp;sntz=1&amp;usg=AFQjCNENIs0imiQ2hkIGKnv1dJExP2KszA"> </text:a><text:a xlink:href="http://www.google.com/url?q=http%3A%2F%2Fwww.sigir.org%2F&amp;sa=D&amp;sntz=1&amp;usg=AFQjCNENIs0imiQ2hkIGKnv1dJExP2KszA">on</text:a><text:a xlink:href="http://www.google.com/url?q=http%3A%2F%2Fwww.sigir.org%2F&amp;sa=D&amp;sntz=1&amp;usg=AFQjCNENIs0imiQ2hkIGKnv1dJExP2KszA"> </text:a><text:a xlink:href="http://www.google.com/url?q=http%3A%2F%2Fwww.sigir.org%2F&amp;sa=D&amp;sntz=1&amp;usg=AFQjCNENIs0imiQ2hkIGKnv1dJExP2KszA">Information</text:a><text:a xlink:href="http://www.google.com/url?q=http%3A%2F%2Fwww.sigir.org%2F&amp;sa=D&amp;sntz=1&amp;usg=AFQjCNENIs0imiQ2hkIGKnv1dJExP2KszA"> </text:a><text:a xlink:href="http://www.google.com/url?q=http%3A%2F%2Fwww.sigir.org%2F&amp;sa=D&amp;sntz=1&amp;usg=AFQjCNENIs0imiQ2hkIGKnv1dJExP2KszA">Retrieval</text:a></text:p>
          </table:table-cell>
          <table:table-cell table:style-name="ce15"/>
          <table:table-cell table:style-name="ce18" office:value-type="date" office:date-value="2011-01-17">
            <text:p>01/17/11</text:p>
          </table:table-cell>
          <table:table-cell table:style-name="ce27" office:value-type="date" office:date-value="2011-01-24">
            <text:p>01/24/11</text:p>
          </table:table-cell>
          <table:table-cell table:style-name="ce33" office:value-type="date" office:date-value="2011-04-08">
            <text:p>04/08/11</text:p>
          </table:table-cell>
          <table:table-cell table:style-name="ce42" office:value-type="string">
            <text:p/>
            <text:p><text:a xlink:href="http://www.google.com/url?q=http%3A%2F%2Fwww.sigir2011.org%2F&amp;sa=D&amp;sntz=1&amp;usg=AFQjCNGwwYKV7LrUX5dTeVK4slNMsw_bRg">http</text:a><text:a xlink:href="http://www.google.com/url?q=http%3A%2F%2Fwww.sigir2011.org%2F&amp;sa=D&amp;sntz=1&amp;usg=AFQjCNGwwYKV7LrUX5dTeVK4slNMsw_bRg">://</text:a><text:a xlink:href="http://www.google.com/url?q=http%3A%2F%2Fwww.sigir2011.org%2F&amp;sa=D&amp;sntz=1&amp;usg=AFQjCNGwwYKV7LrUX5dTeVK4slNMsw_bRg">www</text:a><text:a xlink:href="http://www.google.com/url?q=http%3A%2F%2Fwww.sigir2011.org%2F&amp;sa=D&amp;sntz=1&amp;usg=AFQjCNGwwYKV7LrUX5dTeVK4slNMsw_bRg">.</text:a><text:a xlink:href="http://www.google.com/url?q=http%3A%2F%2Fwww.sigir2011.org%2F&amp;sa=D&amp;sntz=1&amp;usg=AFQjCNGwwYKV7LrUX5dTeVK4slNMsw_bRg">sigir</text:a><text:a xlink:href="http://www.google.com/url?q=http%3A%2F%2Fwww.sigir2011.org%2F&amp;sa=D&amp;sntz=1&amp;usg=AFQjCNGwwYKV7LrUX5dTeVK4slNMsw_bRg">2011.</text:a><text:a xlink:href="http://www.google.com/url?q=http%3A%2F%2Fwww.sigir2011.org%2F&amp;sa=D&amp;sntz=1&amp;usg=AFQjCNGwwYKV7LrUX5dTeVK4slNMsw_bRg">org</text:a><text:a xlink:href="http://www.google.com/url?q=http%3A%2F%2Fwww.sigir2011.org%2F&amp;sa=D&amp;sntz=1&amp;usg=AFQjCNGwwYKV7LrUX5dTeVK4slNMsw_bRg">/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AAAI-11</text:p>
            <text:p><text:span text:style-name="T4">Association for the Advancement of Artificial Intelligence</text:span></text:p>
          </table:table-cell>
          <table:table-cell table:style-name="ce17" office:value-type="date" office:date-value="2011-02-01">
            <text:p>02/01/11</text:p>
          </table:table-cell>
          <table:table-cell table:style-name="ce17" office:value-type="date" office:date-value="2011-02-03">
            <text:p>02/03/11</text:p>
          </table:table-cell>
          <table:table-cell table:style-name="ce29" office:value-type="date" office:date-value="2011-02-08">
            <text:p>02/08/11</text:p>
          </table:table-cell>
          <table:table-cell table:style-name="ce36" office:value-type="date" office:date-value="2011-04-15">
            <text:p>04/15/11</text:p>
          </table:table-cell>
          <table:table-cell table:style-name="ce41" office:value-type="string">
            <text:p><text:a xlink:href="http://www.google.com/url?q=http%3A%2F%2Fwww.aaai.org%2FConferences%2FAAAI%2Faaai11.php&amp;sa=D&amp;sntz=1&amp;usg=AFQjCNE7W9eNkflcKh0qanggAv-VUmlBLw">http</text:a><text:a xlink:href="http://www.google.com/url?q=http%3A%2F%2Fwww.aaai.org%2FConferences%2FAAAI%2Faaai11.php&amp;sa=D&amp;sntz=1&amp;usg=AFQjCNE7W9eNkflcKh0qanggAv-VUmlBLw">://</text:a><text:a xlink:href="http://www.google.com/url?q=http%3A%2F%2Fwww.aaai.org%2FConferences%2FAAAI%2Faaai11.php&amp;sa=D&amp;sntz=1&amp;usg=AFQjCNE7W9eNkflcKh0qanggAv-VUmlBLw">www</text:a><text:a xlink:href="http://www.google.com/url?q=http%3A%2F%2Fwww.aaai.org%2FConferences%2FAAAI%2Faaai11.php&amp;sa=D&amp;sntz=1&amp;usg=AFQjCNE7W9eNkflcKh0qanggAv-VUmlBLw">.</text:a><text:a xlink:href="http://www.google.com/url?q=http%3A%2F%2Fwww.aaai.org%2FConferences%2FAAAI%2Faaai11.php&amp;sa=D&amp;sntz=1&amp;usg=AFQjCNE7W9eNkflcKh0qanggAv-VUmlBLw">aaai</text:a><text:a xlink:href="http://www.google.com/url?q=http%3A%2F%2Fwww.aaai.org%2FConferences%2FAAAI%2Faaai11.php&amp;sa=D&amp;sntz=1&amp;usg=AFQjCNE7W9eNkflcKh0qanggAv-VUmlBLw">.</text:a><text:a xlink:href="http://www.google.com/url?q=http%3A%2F%2Fwww.aaai.org%2FConferences%2FAAAI%2Faaai11.php&amp;sa=D&amp;sntz=1&amp;usg=AFQjCNE7W9eNkflcKh0qanggAv-VUmlBLw">org</text:a><text:a xlink:href="http://www.google.com/url?q=http%3A%2F%2Fwww.aaai.org%2FConferences%2FAAAI%2Faaai11.php&amp;sa=D&amp;sntz=1&amp;usg=AFQjCNE7W9eNkflcKh0qanggAv-VUmlBLw">/</text:a><text:a xlink:href="http://www.google.com/url?q=http%3A%2F%2Fwww.aaai.org%2FConferences%2FAAAI%2Faaai11.php&amp;sa=D&amp;sntz=1&amp;usg=AFQjCNE7W9eNkflcKh0qanggAv-VUmlBLw">Conferences</text:a><text:a xlink:href="http://www.google.com/url?q=http%3A%2F%2Fwww.aaai.org%2FConferences%2FAAAI%2Faaai11.php&amp;sa=D&amp;sntz=1&amp;usg=AFQjCNE7W9eNkflcKh0qanggAv-VUmlBLw">/</text:a><text:a xlink:href="http://www.google.com/url?q=http%3A%2F%2Fwww.aaai.org%2FConferences%2FAAAI%2Faaai11.php&amp;sa=D&amp;sntz=1&amp;usg=AFQjCNE7W9eNkflcKh0qanggAv-VUmlBLw">AAAI</text:a><text:a xlink:href="http://www.google.com/url?q=http%3A%2F%2Fwww.aaai.org%2FConferences%2FAAAI%2Faaai11.php&amp;sa=D&amp;sntz=1&amp;usg=AFQjCNE7W9eNkflcKh0qanggAv-VUmlBLw">/</text:a><text:a xlink:href="http://www.google.com/url?q=http%3A%2F%2Fwww.aaai.org%2FConferences%2FAAAI%2Faaai11.php&amp;sa=D&amp;sntz=1&amp;usg=AFQjCNE7W9eNkflcKh0qanggAv-VUmlBLw">aaai</text:a><text:a xlink:href="http://www.google.com/url?q=http%3A%2F%2Fwww.aaai.org%2FConferences%2FAAAI%2Faaai11.php&amp;sa=D&amp;sntz=1&amp;usg=AFQjCNE7W9eNkflcKh0qanggAv-VUmlBLw">11.</text:a><text:a xlink:href="http://www.google.com/url?q=http%3A%2F%2Fwww.aaai.org%2FConferences%2FAAAI%2Faaai11.php&amp;sa=D&amp;sntz=1&amp;usg=AFQjCNE7W9eNkflcKh0qanggAv-VUmlBLw">php</text:a>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nference on Computational Natural Language Learning (CoNLL-2011)</text:p>
          </table:table-cell>
          <table:table-cell table:style-name="ce15" table:number-columns-repeated="2"/>
          <table:table-cell table:style-name="ce27" office:value-type="date" office:date-value="2011-03-08">
            <text:p>03/08/11</text:p>
          </table:table-cell>
          <table:table-cell table:style-name="ce27"/>
          <table:table-cell table:style-name="ce42"/>
          <table:table-cell table:number-columns-repeated="1018"/>
        </table:table-row>
        <table:table-row table:style-name="ro6">
          <table:table-cell table:style-name="ce3" office:value-type="string">
            <text:p>Workshop: EMNLP 2011</text:p>
          </table:table-cell>
          <table:table-cell table:style-name="ce18" office:value-type="date" office:date-value="2011-01-22">
            <text:p>01/22/11</text:p>
          </table:table-cell>
          <table:table-cell table:style-name="ce15"/>
          <table:table-cell table:style-name="ce18" office:value-type="date" office:date-value="2011-04-22">
            <text:p>04/22/11</text:p>
          </table:table-cell>
          <table:table-cell table:style-name="ce35" office:value-type="date" office:date-value="2011-05-20">
            <text:p>05/20/11</text:p>
          </table:table-cell>
          <table:table-cell table:style-name="ce43" office:value-type="string">
            <text:p><text:a xlink:href="http://www.google.com/url?q=http%3A%2F%2Fwww.umiacs.umd.edu%2F~hal%2Facl11cfwp.html&amp;sa=D&amp;sntz=1&amp;usg=AFQjCNGIu2p7is2o5cs26a6R-uDJ3Q-sDw">http</text:a><text:a xlink:href="http://www.google.com/url?q=http%3A%2F%2Fwww.umiacs.umd.edu%2F~hal%2Facl11cfwp.html&amp;sa=D&amp;sntz=1&amp;usg=AFQjCNGIu2p7is2o5cs26a6R-uDJ3Q-sDw">://</text:a><text:a xlink:href="http://www.google.com/url?q=http%3A%2F%2Fwww.umiacs.umd.edu%2F~hal%2Facl11cfwp.html&amp;sa=D&amp;sntz=1&amp;usg=AFQjCNGIu2p7is2o5cs26a6R-uDJ3Q-sDw">www</text:a><text:a xlink:href="http://www.google.com/url?q=http%3A%2F%2Fwww.umiacs.umd.edu%2F~hal%2Facl11cfwp.html&amp;sa=D&amp;sntz=1&amp;usg=AFQjCNGIu2p7is2o5cs26a6R-uDJ3Q-sDw">.</text:a><text:a xlink:href="http://www.google.com/url?q=http%3A%2F%2Fwww.umiacs.umd.edu%2F~hal%2Facl11cfwp.html&amp;sa=D&amp;sntz=1&amp;usg=AFQjCNGIu2p7is2o5cs26a6R-uDJ3Q-sDw">umiacs</text:a><text:a xlink:href="http://www.google.com/url?q=http%3A%2F%2Fwww.umiacs.umd.edu%2F~hal%2Facl11cfwp.html&amp;sa=D&amp;sntz=1&amp;usg=AFQjCNGIu2p7is2o5cs26a6R-uDJ3Q-sDw">.</text:a><text:a xlink:href="http://www.google.com/url?q=http%3A%2F%2Fwww.umiacs.umd.edu%2F~hal%2Facl11cfwp.html&amp;sa=D&amp;sntz=1&amp;usg=AFQjCNGIu2p7is2o5cs26a6R-uDJ3Q-sDw">umd</text:a><text:a xlink:href="http://www.google.com/url?q=http%3A%2F%2Fwww.umiacs.umd.edu%2F~hal%2Facl11cfwp.html&amp;sa=D&amp;sntz=1&amp;usg=AFQjCNGIu2p7is2o5cs26a6R-uDJ3Q-sDw">.</text:a><text:a xlink:href="http://www.google.com/url?q=http%3A%2F%2Fwww.umiacs.umd.edu%2F~hal%2Facl11cfwp.html&amp;sa=D&amp;sntz=1&amp;usg=AFQjCNGIu2p7is2o5cs26a6R-uDJ3Q-sDw">edu</text:a><text:a xlink:href="http://www.google.com/url?q=http%3A%2F%2Fwww.umiacs.umd.edu%2F~hal%2Facl11cfwp.html&amp;sa=D&amp;sntz=1&amp;usg=AFQjCNGIu2p7is2o5cs26a6R-uDJ3Q-sDw">/~</text:a><text:a xlink:href="http://www.google.com/url?q=http%3A%2F%2Fwww.umiacs.umd.edu%2F~hal%2Facl11cfwp.html&amp;sa=D&amp;sntz=1&amp;usg=AFQjCNGIu2p7is2o5cs26a6R-uDJ3Q-sDw">hal</text:a><text:a xlink:href="http://www.google.com/url?q=http%3A%2F%2Fwww.umiacs.umd.edu%2F~hal%2Facl11cfwp.html&amp;sa=D&amp;sntz=1&amp;usg=AFQjCNGIu2p7is2o5cs26a6R-uDJ3Q-sDw">/</text:a><text:a xlink:href="http://www.google.com/url?q=http%3A%2F%2Fwww.umiacs.umd.edu%2F~hal%2Facl11cfwp.html&amp;sa=D&amp;sntz=1&amp;usg=AFQjCNGIu2p7is2o5cs26a6R-uDJ3Q-sDw">acl</text:a><text:a xlink:href="http://www.google.com/url?q=http%3A%2F%2Fwww.umiacs.umd.edu%2F~hal%2Facl11cfwp.html&amp;sa=D&amp;sntz=1&amp;usg=AFQjCNGIu2p7is2o5cs26a6R-uDJ3Q-sDw">11</text:a><text:a xlink:href="http://www.google.com/url?q=http%3A%2F%2Fwww.umiacs.umd.edu%2F~hal%2Facl11cfwp.html&amp;sa=D&amp;sntz=1&amp;usg=AFQjCNGIu2p7is2o5cs26a6R-uDJ3Q-sDw">cfwp</text:a><text:a xlink:href="http://www.google.com/url?q=http%3A%2F%2Fwww.umiacs.umd.edu%2F~hal%2Facl11cfwp.html&amp;sa=D&amp;sntz=1&amp;usg=AFQjCNGIu2p7is2o5cs26a6R-uDJ3Q-sDw">.</text:a><text:a xlink:href="http://www.google.com/url?q=http%3A%2F%2Fwww.umiacs.umd.edu%2F~hal%2Facl11cfwp.html&amp;sa=D&amp;sntz=1&amp;usg=AFQjCNGIu2p7is2o5cs26a6R-uDJ3Q-sDw">html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RECENT <text:s/>ADVANCES <text:s/>IN <text:s/>NATURAL <text:s/>LANGUAGE <text:s/>PROCESSING <text:span text:style-name="T5">(</text:span><text:span text:style-name="T6">RANLP 2011)</text:span></text:p>
          </table:table-cell>
          <table:table-cell table:style-name="ce19" table:number-columns-repeated="2"/>
          <table:table-cell table:style-name="ce30" office:value-type="date" office:date-value="2011-04-30">
            <text:p>04/30/11</text:p>
          </table:table-cell>
          <table:table-cell table:style-name="ce30"/>
          <table:table-cell table:style-name="ce41" office:value-type="string">
            <text:p><text:a xlink:href="http://www.google.com/url?q=http%3A%2F%2Fwww.lml.bas.bg%2Franlp2011%2F&amp;sa=D&amp;sntz=1&amp;usg=AFQjCNHnqohJR9_hBdrJ_RXRi6CL9VRL1A">http</text:a><text:a xlink:href="http://www.google.com/url?q=http%3A%2F%2Fwww.lml.bas.bg%2Franlp2011%2F&amp;sa=D&amp;sntz=1&amp;usg=AFQjCNHnqohJR9_hBdrJ_RXRi6CL9VRL1A">://</text:a><text:a xlink:href="http://www.google.com/url?q=http%3A%2F%2Fwww.lml.bas.bg%2Franlp2011%2F&amp;sa=D&amp;sntz=1&amp;usg=AFQjCNHnqohJR9_hBdrJ_RXRi6CL9VRL1A">www</text:a><text:a xlink:href="http://www.google.com/url?q=http%3A%2F%2Fwww.lml.bas.bg%2Franlp2011%2F&amp;sa=D&amp;sntz=1&amp;usg=AFQjCNHnqohJR9_hBdrJ_RXRi6CL9VRL1A">.</text:a><text:a xlink:href="http://www.google.com/url?q=http%3A%2F%2Fwww.lml.bas.bg%2Franlp2011%2F&amp;sa=D&amp;sntz=1&amp;usg=AFQjCNHnqohJR9_hBdrJ_RXRi6CL9VRL1A">lml</text:a><text:a xlink:href="http://www.google.com/url?q=http%3A%2F%2Fwww.lml.bas.bg%2Franlp2011%2F&amp;sa=D&amp;sntz=1&amp;usg=AFQjCNHnqohJR9_hBdrJ_RXRi6CL9VRL1A">.</text:a><text:a xlink:href="http://www.google.com/url?q=http%3A%2F%2Fwww.lml.bas.bg%2Franlp2011%2F&amp;sa=D&amp;sntz=1&amp;usg=AFQjCNHnqohJR9_hBdrJ_RXRi6CL9VRL1A">bas</text:a><text:a xlink:href="http://www.google.com/url?q=http%3A%2F%2Fwww.lml.bas.bg%2Franlp2011%2F&amp;sa=D&amp;sntz=1&amp;usg=AFQjCNHnqohJR9_hBdrJ_RXRi6CL9VRL1A">.</text:a><text:a xlink:href="http://www.google.com/url?q=http%3A%2F%2Fwww.lml.bas.bg%2Franlp2011%2F&amp;sa=D&amp;sntz=1&amp;usg=AFQjCNHnqohJR9_hBdrJ_RXRi6CL9VRL1A">bg</text:a><text:a xlink:href="http://www.google.com/url?q=http%3A%2F%2Fwww.lml.bas.bg%2Franlp2011%2F&amp;sa=D&amp;sntz=1&amp;usg=AFQjCNHnqohJR9_hBdrJ_RXRi6CL9VRL1A">/</text:a><text:a xlink:href="http://www.google.com/url?q=http%3A%2F%2Fwww.lml.bas.bg%2Franlp2011%2F&amp;sa=D&amp;sntz=1&amp;usg=AFQjCNHnqohJR9_hBdrJ_RXRi6CL9VRL1A">ranlp</text:a><text:a xlink:href="http://www.google.com/url?q=http%3A%2F%2Fwww.lml.bas.bg%2Franlp2011%2F&amp;sa=D&amp;sntz=1&amp;usg=AFQjCNHnqohJR9_hBdrJ_RXRi6CL9VRL1A">2011/</text:a>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IJCNLP 2011</text:p>
            <text:p><text:a xlink:href="http://www.google.com/url?q=http%3A%2F%2Fitpe.siit.tu.ac.th%2Fijcnlp2011%2Fposts%2Fread%2F46&amp;sa=D&amp;sntz=1&amp;usg=AFQjCNGs3mpj71aMUC-SwQMc5x20xjLpuQ">International</text:a><text:a xlink:href="http://www.google.com/url?q=http%3A%2F%2Fitpe.siit.tu.ac.th%2Fijcnlp2011%2Fposts%2Fread%2F46&amp;sa=D&amp;sntz=1&amp;usg=AFQjCNGs3mpj71aMUC-SwQMc5x20xjLpuQ"> </text:a><text:a xlink:href="http://www.google.com/url?q=http%3A%2F%2Fitpe.siit.tu.ac.th%2Fijcnlp2011%2Fposts%2Fread%2F46&amp;sa=D&amp;sntz=1&amp;usg=AFQjCNGs3mpj71aMUC-SwQMc5x20xjLpuQ">Joint</text:a><text:a xlink:href="http://www.google.com/url?q=http%3A%2F%2Fitpe.siit.tu.ac.th%2Fijcnlp2011%2Fposts%2Fread%2F46&amp;sa=D&amp;sntz=1&amp;usg=AFQjCNGs3mpj71aMUC-SwQMc5x20xjLpuQ"> </text:a><text:a xlink:href="http://www.google.com/url?q=http%3A%2F%2Fitpe.siit.tu.ac.th%2Fijcnlp2011%2Fposts%2Fread%2F46&amp;sa=D&amp;sntz=1&amp;usg=AFQjCNGs3mpj71aMUC-SwQMc5x20xjLpuQ">Conference</text:a><text:a xlink:href="http://www.google.com/url?q=http%3A%2F%2Fitpe.siit.tu.ac.th%2Fijcnlp2011%2Fposts%2Fread%2F46&amp;sa=D&amp;sntz=1&amp;usg=AFQjCNGs3mpj71aMUC-SwQMc5x20xjLpuQ"> </text:a><text:a xlink:href="http://www.google.com/url?q=http%3A%2F%2Fitpe.siit.tu.ac.th%2Fijcnlp2011%2Fposts%2Fread%2F46&amp;sa=D&amp;sntz=1&amp;usg=AFQjCNGs3mpj71aMUC-SwQMc5x20xjLpuQ">on</text:a><text:a xlink:href="http://www.google.com/url?q=http%3A%2F%2Fitpe.siit.tu.ac.th%2Fijcnlp2011%2Fposts%2Fread%2F46&amp;sa=D&amp;sntz=1&amp;usg=AFQjCNGs3mpj71aMUC-SwQMc5x20xjLpuQ"> </text:a><text:a xlink:href="http://www.google.com/url?q=http%3A%2F%2Fitpe.siit.tu.ac.th%2Fijcnlp2011%2Fposts%2Fread%2F46&amp;sa=D&amp;sntz=1&amp;usg=AFQjCNGs3mpj71aMUC-SwQMc5x20xjLpuQ">Natura</text:a> l Language Processing</text:p>
          </table:table-cell>
          <table:table-cell table:style-name="ce15" table:number-columns-repeated="2"/>
          <table:table-cell table:style-name="ce31" office:value-type="date" office:date-value="2011-06-01">
            <text:p>06/01/11</text:p>
          </table:table-cell>
          <table:table-cell table:style-name="ce37" office:value-type="date" office:date-value="2011-07-15">
            <text:p>07/15/11</text:p>
          </table:table-cell>
          <table:table-cell table:style-name="ce41" office:value-type="string">
            <text:p><text:a xlink:href="http://www.google.com/url?q=http%3A%2F%2Fwww.aclweb.org%2Findex.php%3Foption%3Dcom_content%26task%3Dview%26id%3D85%26Itemid%3D26&amp;sa=D&amp;sntz=1&amp;usg=AFQjCNEHBCMfdnr3l6qPsuRET57vZN0Efw">http</text:a><text:a xlink:href="http://www.google.com/url?q=http%3A%2F%2Fwww.aclweb.org%2Findex.php%3Foption%3Dcom_content%26task%3Dview%26id%3D85%26Itemid%3D26&amp;sa=D&amp;sntz=1&amp;usg=AFQjCNEHBCMfdnr3l6qPsuRET57vZN0Efw">://</text:a><text:a xlink:href="http://www.google.com/url?q=http%3A%2F%2Fwww.aclweb.org%2Findex.php%3Foption%3Dcom_content%26task%3Dview%26id%3D85%26Itemid%3D26&amp;sa=D&amp;sntz=1&amp;usg=AFQjCNEHBCMfdnr3l6qPsuRET57vZN0Efw">www</text:a><text:a xlink:href="http://www.google.com/url?q=http%3A%2F%2Fwww.aclweb.org%2Findex.php%3Foption%3Dcom_content%26task%3Dview%26id%3D85%26Itemid%3D26&amp;sa=D&amp;sntz=1&amp;usg=AFQjCNEHBCMfdnr3l6qPsuRET57vZN0Efw">.</text:a><text:a xlink:href="http://www.google.com/url?q=http%3A%2F%2Fwww.aclweb.org%2Findex.php%3Foption%3Dcom_content%26task%3Dview%26id%3D85%26Itemid%3D26&amp;sa=D&amp;sntz=1&amp;usg=AFQjCNEHBCMfdnr3l6qPsuRET57vZN0Efw">aclweb</text:a><text:a xlink:href="http://www.google.com/url?q=http%3A%2F%2Fwww.aclweb.org%2Findex.php%3Foption%3Dcom_content%26task%3Dview%26id%3D85%26Itemid%3D26&amp;sa=D&amp;sntz=1&amp;usg=AFQjCNEHBCMfdnr3l6qPsuRET57vZN0Efw">.</text:a><text:a xlink:href="http://www.google.com/url?q=http%3A%2F%2Fwww.aclweb.org%2Findex.php%3Foption%3Dcom_content%26task%3Dview%26id%3D85%26Itemid%3D26&amp;sa=D&amp;sntz=1&amp;usg=AFQjCNEHBCMfdnr3l6qPsuRET57vZN0Efw">org</text:a><text:a xlink:href="http://www.google.com/url?q=http%3A%2F%2Fwww.aclweb.org%2Findex.php%3Foption%3Dcom_content%26task%3Dview%26id%3D85%26Itemid%3D26&amp;sa=D&amp;sntz=1&amp;usg=AFQjCNEHBCMfdnr3l6qPsuRET57vZN0Efw">/</text:a><text:a xlink:href="http://www.google.com/url?q=http%3A%2F%2Fwww.aclweb.org%2Findex.php%3Foption%3Dcom_content%26task%3Dview%26id%3D85%26Itemid%3D26&amp;sa=D&amp;sntz=1&amp;usg=AFQjCNEHBCMfdnr3l6qPsuRET57vZN0Efw">index</text:a><text:a xlink:href="http://www.google.com/url?q=http%3A%2F%2Fwww.aclweb.org%2Findex.php%3Foption%3Dcom_content%26task%3Dview%26id%3D85%26Itemid%3D26&amp;sa=D&amp;sntz=1&amp;usg=AFQjCNEHBCMfdnr3l6qPsuRET57vZN0Efw">.</text:a><text:a xlink:href="http://www.google.com/url?q=http%3A%2F%2Fwww.aclweb.org%2Findex.php%3Foption%3Dcom_content%26task%3Dview%26id%3D85%26Itemid%3D26&amp;sa=D&amp;sntz=1&amp;usg=AFQjCNEHBCMfdnr3l6qPsuRET57vZN0Efw">php</text:a><text:a xlink:href="http://www.google.com/url?q=http%3A%2F%2Fwww.aclweb.org%2Findex.php%3Foption%3Dcom_content%26task%3Dview%26id%3D85%26Itemid%3D26&amp;sa=D&amp;sntz=1&amp;usg=AFQjCNEHBCMfdnr3l6qPsuRET57vZN0Efw">?</text:a><text:a xlink:href="http://www.google.com/url?q=http%3A%2F%2Fwww.aclweb.org%2Findex.php%3Foption%3Dcom_content%26task%3Dview%26id%3D85%26Itemid%3D26&amp;sa=D&amp;sntz=1&amp;usg=AFQjCNEHBCMfdnr3l6qPsuRET57vZN0Efw">option</text:a><text:a xlink:href="http://www.google.com/url?q=http%3A%2F%2Fwww.aclweb.org%2Findex.php%3Foption%3Dcom_content%26task%3Dview%26id%3D85%26Itemid%3D26&amp;sa=D&amp;sntz=1&amp;usg=AFQjCNEHBCMfdnr3l6qPsuRET57vZN0Efw">=</text:a><text:a xlink:href="http://www.google.com/url?q=http%3A%2F%2Fwww.aclweb.org%2Findex.php%3Foption%3Dcom_content%26task%3Dview%26id%3D85%26Itemid%3D26&amp;sa=D&amp;sntz=1&amp;usg=AFQjCNEHBCMfdnr3l6qPsuRET57vZN0Efw">com</text:a><text:a xlink:href="http://www.google.com/url?q=http%3A%2F%2Fwww.aclweb.org%2Findex.php%3Foption%3Dcom_content%26task%3Dview%26id%3D85%26Itemid%3D26&amp;sa=D&amp;sntz=1&amp;usg=AFQjCNEHBCMfdnr3l6qPsuRET57vZN0Efw">_</text:a><text:a xlink:href="http://www.google.com/url?q=http%3A%2F%2Fwww.aclweb.org%2Findex.php%3Foption%3Dcom_content%26task%3Dview%26id%3D85%26Itemid%3D26&amp;sa=D&amp;sntz=1&amp;usg=AFQjCNEHBCMfdnr3l6qPsuRET57vZN0Efw">content</text:a><text:a xlink:href="http://www.google.com/url?q=http%3A%2F%2Fwww.aclweb.org%2Findex.php%3Foption%3Dcom_content%26task%3Dview%26id%3D85%26Itemid%3D26&amp;sa=D&amp;sntz=1&amp;usg=AFQjCNEHBCMfdnr3l6qPsuRET57vZN0Efw">&amp;</text:a><text:a xlink:href="http://www.google.com/url?q=http%3A%2F%2Fwww.aclweb.org%2Findex.php%3Foption%3Dcom_content%26task%3Dview%26id%3D85%26Itemid%3D26&amp;sa=D&amp;sntz=1&amp;usg=AFQjCNEHBCMfdnr3l6qPsuRET57vZN0Efw">task</text:a><text:a xlink:href="http://www.google.com/url?q=http%3A%2F%2Fwww.aclweb.org%2Findex.php%3Foption%3Dcom_content%26task%3Dview%26id%3D85%26Itemid%3D26&amp;sa=D&amp;sntz=1&amp;usg=AFQjCNEHBCMfdnr3l6qPsuRET57vZN0Efw">=</text:a><text:a xlink:href="http://www.google.com/url?q=http%3A%2F%2Fwww.aclweb.org%2Findex.php%3Foption%3Dcom_content%26task%3Dview%26id%3D85%26Itemid%3D26&amp;sa=D&amp;sntz=1&amp;usg=AFQjCNEHBCMfdnr3l6qPsuRET57vZN0Efw">view</text:a><text:a xlink:href="http://www.google.com/url?q=http%3A%2F%2Fwww.aclweb.org%2Findex.php%3Foption%3Dcom_content%26task%3Dview%26id%3D85%26Itemid%3D26&amp;sa=D&amp;sntz=1&amp;usg=AFQjCNEHBCMfdnr3l6qPsuRET57vZN0Efw">&amp;</text:a><text:a xlink:href="http://www.google.com/url?q=http%3A%2F%2Fwww.aclweb.org%2Findex.php%3Foption%3Dcom_content%26task%3Dview%26id%3D85%26Itemid%3D26&amp;sa=D&amp;sntz=1&amp;usg=AFQjCNEHBCMfdnr3l6qPsuRET57vZN0Efw">id</text:a><text:a xlink:href="http://www.google.com/url?q=http%3A%2F%2Fwww.aclweb.org%2Findex.php%3Foption%3Dcom_content%26task%3Dview%26id%3D85%26Itemid%3D26&amp;sa=D&amp;sntz=1&amp;usg=AFQjCNEHBCMfdnr3l6qPsuRET57vZN0Efw">=85&amp;</text:a><text:a xlink:href="http://www.google.com/url?q=http%3A%2F%2Fwww.aclweb.org%2Findex.php%3Foption%3Dcom_content%26task%3Dview%26id%3D85%26Itemid%3D26&amp;sa=D&amp;sntz=1&amp;usg=AFQjCNEHBCMfdnr3l6qPsuRET57vZN0Efw">Itemid</text:a><text:a xlink:href="http://www.google.com/url?q=http%3A%2F%2Fwww.aclweb.org%2Findex.php%3Foption%3Dcom_content%26task%3Dview%26id%3D85%26Itemid%3D26&amp;sa=D&amp;sntz=1&amp;usg=AFQjCNEHBCMfdnr3l6qPsuRET57vZN0Efw">=26</text:a>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4th Annual International Conference on Literature, Languages &amp; Linguistics</text:p>
          </table:table-cell>
          <table:table-cell table:style-name="ce16"/>
          <table:table-cell table:style-name="ce27" office:value-type="date" office:date-value="2010-12-20">
            <text:p>12/20/10</text:p>
          </table:table-cell>
          <table:table-cell table:style-name="ce30" office:value-type="date" office:date-value="2011-06-10">
            <text:p>06/10/11</text:p>
          </table:table-cell>
          <table:table-cell table:style-name="ce30"/>
          <table:table-cell table:style-name="ce40" office:value-type="string">
            <text:p><text:a xlink:href="http://www.google.com/url?q=http%3A%2F%2Fwww.atiner.gr%2Fliterature.htm&amp;sa=D&amp;sntz=1&amp;usg=AFQjCNHkjIiloNGwjBErZIHsrlW92wD9vg">http</text:a><text:a xlink:href="http://www.google.com/url?q=http%3A%2F%2Fwww.atiner.gr%2Fliterature.htm&amp;sa=D&amp;sntz=1&amp;usg=AFQjCNHkjIiloNGwjBErZIHsrlW92wD9vg">://</text:a><text:a xlink:href="http://www.google.com/url?q=http%3A%2F%2Fwww.atiner.gr%2Fliterature.htm&amp;sa=D&amp;sntz=1&amp;usg=AFQjCNHkjIiloNGwjBErZIHsrlW92wD9vg">www</text:a><text:a xlink:href="http://www.google.com/url?q=http%3A%2F%2Fwww.atiner.gr%2Fliterature.htm&amp;sa=D&amp;sntz=1&amp;usg=AFQjCNHkjIiloNGwjBErZIHsrlW92wD9vg">.</text:a><text:a xlink:href="http://www.google.com/url?q=http%3A%2F%2Fwww.atiner.gr%2Fliterature.htm&amp;sa=D&amp;sntz=1&amp;usg=AFQjCNHkjIiloNGwjBErZIHsrlW92wD9vg">atiner</text:a><text:a xlink:href="http://www.google.com/url?q=http%3A%2F%2Fwww.atiner.gr%2Fliterature.htm&amp;sa=D&amp;sntz=1&amp;usg=AFQjCNHkjIiloNGwjBErZIHsrlW92wD9vg">.</text:a><text:a xlink:href="http://www.google.com/url?q=http%3A%2F%2Fwww.atiner.gr%2Fliterature.htm&amp;sa=D&amp;sntz=1&amp;usg=AFQjCNHkjIiloNGwjBErZIHsrlW92wD9vg">gr</text:a><text:a xlink:href="http://www.google.com/url?q=http%3A%2F%2Fwww.atiner.gr%2Fliterature.htm&amp;sa=D&amp;sntz=1&amp;usg=AFQjCNHkjIiloNGwjBErZIHsrlW92wD9vg">/</text:a><text:a xlink:href="http://www.google.com/url?q=http%3A%2F%2Fwww.atiner.gr%2Fliterature.htm&amp;sa=D&amp;sntz=1&amp;usg=AFQjCNHkjIiloNGwjBErZIHsrlW92wD9vg">literature</text:a><text:a xlink:href="http://www.google.com/url?q=http%3A%2F%2Fwww.atiner.gr%2Fliterature.htm&amp;sa=D&amp;sntz=1&amp;usg=AFQjCNHkjIiloNGwjBErZIHsrlW92wD9vg">.</text:a><text:a xlink:href="http://www.google.com/url?q=http%3A%2F%2Fwww.atiner.gr%2Fliterature.htm&amp;sa=D&amp;sntz=1&amp;usg=AFQjCNHkjIiloNGwjBErZIHsrlW92wD9vg">htm</text:a>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ICDE 2012 -IEEE International Conference on Data Engineering</text:p>
          </table:table-cell>
          <table:table-cell table:style-name="ce16" table:number-columns-repeated="2"/>
          <table:table-cell table:style-name="ce15" office:value-type="string">
            <text:p>TBD</text:p>
          </table:table-cell>
          <table:table-cell table:style-name="ce15"/>
          <table:table-cell table:style-name="ce44" office:value-type="string">
            <text:p><text:a xlink:href="http://www.google.com/url?q=http%3A%2F%2Fwww.ourglocal.com%2Fwikicfp%2F%3Fconid%3D52%26year%3D2012&amp;sa=D&amp;sntz=1&amp;usg=AFQjCNHYNnbDGsJsnJuI7DllYnH4OvjXSA">http</text:a><text:a xlink:href="http://www.google.com/url?q=http%3A%2F%2Fwww.ourglocal.com%2Fwikicfp%2F%3Fconid%3D52%26year%3D2012&amp;sa=D&amp;sntz=1&amp;usg=AFQjCNHYNnbDGsJsnJuI7DllYnH4OvjXSA">://</text:a><text:a xlink:href="http://www.google.com/url?q=http%3A%2F%2Fwww.ourglocal.com%2Fwikicfp%2F%3Fconid%3D52%26year%3D2012&amp;sa=D&amp;sntz=1&amp;usg=AFQjCNHYNnbDGsJsnJuI7DllYnH4OvjXSA">www</text:a><text:a xlink:href="http://www.google.com/url?q=http%3A%2F%2Fwww.ourglocal.com%2Fwikicfp%2F%3Fconid%3D52%26year%3D2012&amp;sa=D&amp;sntz=1&amp;usg=AFQjCNHYNnbDGsJsnJuI7DllYnH4OvjXSA">.</text:a><text:a xlink:href="http://www.google.com/url?q=http%3A%2F%2Fwww.ourglocal.com%2Fwikicfp%2F%3Fconid%3D52%26year%3D2012&amp;sa=D&amp;sntz=1&amp;usg=AFQjCNHYNnbDGsJsnJuI7DllYnH4OvjXSA">ourglocal</text:a><text:a xlink:href="http://www.google.com/url?q=http%3A%2F%2Fwww.ourglocal.com%2Fwikicfp%2F%3Fconid%3D52%26year%3D2012&amp;sa=D&amp;sntz=1&amp;usg=AFQjCNHYNnbDGsJsnJuI7DllYnH4OvjXSA">.</text:a><text:a xlink:href="http://www.google.com/url?q=http%3A%2F%2Fwww.ourglocal.com%2Fwikicfp%2F%3Fconid%3D52%26year%3D2012&amp;sa=D&amp;sntz=1&amp;usg=AFQjCNHYNnbDGsJsnJuI7DllYnH4OvjXSA">com</text:a><text:a xlink:href="http://www.google.com/url?q=http%3A%2F%2Fwww.ourglocal.com%2Fwikicfp%2F%3Fconid%3D52%26year%3D2012&amp;sa=D&amp;sntz=1&amp;usg=AFQjCNHYNnbDGsJsnJuI7DllYnH4OvjXSA">/</text:a><text:a xlink:href="http://www.google.com/url?q=http%3A%2F%2Fwww.ourglocal.com%2Fwikicfp%2F%3Fconid%3D52%26year%3D2012&amp;sa=D&amp;sntz=1&amp;usg=AFQjCNHYNnbDGsJsnJuI7DllYnH4OvjXSA">wikicfp</text:a><text:a xlink:href="http://www.google.com/url?q=http%3A%2F%2Fwww.ourglocal.com%2Fwikicfp%2F%3Fconid%3D52%26year%3D2012&amp;sa=D&amp;sntz=1&amp;usg=AFQjCNHYNnbDGsJsnJuI7DllYnH4OvjXSA">/?</text:a><text:a xlink:href="http://www.google.com/url?q=http%3A%2F%2Fwww.ourglocal.com%2Fwikicfp%2F%3Fconid%3D52%26year%3D2012&amp;sa=D&amp;sntz=1&amp;usg=AFQjCNHYNnbDGsJsnJuI7DllYnH4OvjXSA">conid</text:a><text:a xlink:href="http://www.google.com/url?q=http%3A%2F%2Fwww.ourglocal.com%2Fwikicfp%2F%3Fconid%3D52%26year%3D2012&amp;sa=D&amp;sntz=1&amp;usg=AFQjCNHYNnbDGsJsnJuI7DllYnH4OvjXSA">=52&amp;</text:a><text:a xlink:href="http://www.google.com/url?q=http%3A%2F%2Fwww.ourglocal.com%2Fwikicfp%2F%3Fconid%3D52%26year%3D2012&amp;sa=D&amp;sntz=1&amp;usg=AFQjCNHYNnbDGsJsnJuI7DllYnH4OvjXSA">year</text:a><text:a xlink:href="http://www.google.com/url?q=http%3A%2F%2Fwww.ourglocal.com%2Fwikicfp%2F%3Fconid%3D52%26year%3D2012&amp;sa=D&amp;sntz=1&amp;usg=AFQjCNHYNnbDGsJsnJuI7DllYnH4OvjXSA">=2012</text:a></text:p>
          </table:table-cell>
          <table:table-cell table:number-columns-repeated="1018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 table:style-name="ce1"/>
          <table:table-cell table:style-name="ce20" table:number-columns-repeated="2"/>
          <table:table-cell table:style-name="ce32" table:number-columns-repeated="2"/>
          <table:table-cell table:number-columns-repeated="1019"/>
        </table:table-row>
        <table:table-row table:style-name="ro2" table:number-rows-repeated="2">
          <table:table-cell table:style-name="ce9"/>
          <table:table-cell table:style-name="ce21" table:number-columns-repeated="2"/>
          <table:table-cell table:style-name="ce32" table:number-columns-repeated="2"/>
          <table:table-cell table:number-columns-repeated="1019"/>
        </table:table-row>
        <table:table-row table:style-name="ro2">
          <table:table-cell table:style-name="ce10"/>
          <table:table-cell table:style-name="ce22" table:number-columns-repeated="2"/>
          <table:table-cell table:style-name="ce32" table:number-columns-repeated="2"/>
          <table:table-cell table:number-columns-repeated="1019"/>
        </table:table-row>
        <table:table-row table:style-name="ro2" table:number-rows-repeated="2">
          <table:table-cell table:style-name="ce9"/>
          <table:table-cell table:style-name="ce21" table:number-columns-repeated="2"/>
          <table:table-cell table:style-name="ce32" table:number-columns-repeated="2"/>
          <table:table-cell table:number-columns-repeated="1019"/>
        </table:table-row>
        <table:table-row table:style-name="ro2" table:number-rows-repeated="7">
          <table:table-cell table:style-name="ce9"/>
          <table:table-cell table:style-name="ce23" table:number-columns-repeated="2"/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24" table:number-columns-repeated="2"/>
          <table:table-cell table:style-name="ce25" table:number-columns-repeated="2"/>
          <table:table-cell table:number-columns-repeated="1019"/>
        </table:table-row>
        <table:table-row table:style-name="ro2" table:number-rows-repeated="2">
          <table:table-cell/>
          <table:table-cell table:style-name="ce25" table:number-columns-repeated="4"/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Sheet1.A3:Sheet1.AMJ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Georgia" svg:font-family="Georgia" style:font-family-generic="roman"/>
    <style:font-face style:name="Tahoma" svg:font-family="Tahoma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10/31/2010</text:date>, <text:time>23:1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d Makhlouta</meta:initial-creator>
    <meta:creation-date>2010-10-31T22:27:49</meta:creation-date>
    <dc:date>2010-10-31T23:10:31</dc:date>
    <dc:creator>Jad Makhlouta</dc:creator>
    <meta:editing-duration>PT00H11M41S</meta:editing-duration>
    <meta:editing-cycles>1</meta:editing-cycles>
    <meta:document-statistic meta:table-count="3" meta:cell-count="61" meta:object-count="0"/>
    <meta:generator>OpenOffice.org/3.2$Unix OpenOffice.org_project/320m12$Build-9483</meta:generator>
  </office:meta>
</office:document-meta>
</file>